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be282" officeooo:paragraph-rsid="001be282"/>
    </style:style>
    <style:style style:name="P2" style:family="paragraph" style:parent-style-name="Standard">
      <style:text-properties officeooo:rsid="001be282" officeooo:paragraph-rsid="001be282"/>
    </style:style>
    <style:style style:name="P3" style:family="paragraph" style:parent-style-name="Standard">
      <style:text-properties officeooo:rsid="001bfbb1" officeooo:paragraph-rsid="001bfbb1"/>
    </style:style>
    <style:style style:name="T1" style:family="text">
      <style:text-properties officeooo:rsid="001dba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e de supuestos para el Trabajo Práctico 1:</text:p>
      <text:p text:style-name="P1"/>
      <text:p text:style-name="P1">1- El tiempo de visita de una atracción es en segundos.</text:p>
      <text:p text:style-name="P1">2- El tiempo restante de un usuario es en segundos.</text:p>
      <text:p text:style-name="P1">3- Las promociones descuentan presupuesto del usuario.</text:p>
      <text:p text:style-name="P1"/>
      <text:p text:style-name="P3">Informe de cambios para el Trabajo Práctico 1:</text:p>
      <text:p text:style-name="P3"/>
      <text:p text:style-name="P3">- Se corrigió la primera parte, la cual contempla:</text:p>
      <text:p text:style-name="P3"/>
      <text:p text:style-name="P3"><text:span text:style-name="T1">1- </text:span>Cambios en las promociones, se simplificó la implementación.</text:p>
      <text:p text:style-name="P3"><text:span text:style-name="T1">2- </text:span>Cambios en los test, se prueba promociones directamente.</text:p>
      <text:p text:style-name="P3"><text:span text:style-name="T1">3- </text:span>Cambios en el diagrama de clases, mostrando las relaciones, métodos y atributos faltan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23:18:26.866811355</meta:creation-date>
    <dc:date>2015-05-17T10:49:34.765252468</dc:date>
    <meta:editing-duration>PT26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9" meta:word-count="85" meta:character-count="519" meta:non-whitespace-character-count="443"/>
  </office:meta>
</office:document-meta>
</file>